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D0000007D0374DB5A4DF45EDEC.png" manifest:media-type="image/png"/>
  <manifest:file-entry manifest:full-path="Pictures/10000201000000C8000000C83BF818961BFAB195.png" manifest:media-type="image/png"/>
  <manifest:file-entry manifest:full-path="Pictures/10000201000007D0000007D080F2F1F796C82C7C.png" manifest:media-type="image/png"/>
  <manifest:file-entry manifest:full-path="Pictures/10000201000000EB000000EBA8C83A1B06CB7EDF.png" manifest:media-type="image/png"/>
  <manifest:file-entry manifest:full-path="Pictures/1000020100000200000002006FCBE1C50DB93562.png" manifest:media-type="image/png"/>
  <manifest:file-entry manifest:full-path="Pictures/10000201000000C8000000C8D718CDA09BB4FF16.png" manifest:media-type="image/png"/>
  <manifest:file-entry manifest:full-path="Pictures/10000201000007D0000007D0C204BF04374269F2.png" manifest:media-type="image/png"/>
  <manifest:file-entry manifest:full-path="Pictures/100002010000020000000200DD6D7F472812BBB3.png" manifest:media-type="image/png"/>
  <manifest:file-entry manifest:full-path="Pictures/10000201000007D0000007D092989F87A45751DF.png" manifest:media-type="image/png"/>
  <manifest:file-entry manifest:full-path="Pictures/10000201000000EB000000EB5BEDDAFC27141284.png" manifest:media-type="image/png"/>
  <manifest:file-entry manifest:full-path="Pictures/100002010000025800000258FECE25B8C76C4E92.png" manifest:media-type="image/png"/>
  <manifest:file-entry manifest:full-path="Pictures/100002010000023C0000023C285D1B11D0B55BF5.png" manifest:media-type="image/png"/>
  <manifest:file-entry manifest:full-path="Pictures/10000201000002F8000002C863205118E61A1C81.png" manifest:media-type="image/png"/>
  <manifest:file-entry manifest:full-path="Pictures/1000020100000258000002588B97E079CAB2EFAA.png" manifest:media-type="image/png"/>
  <manifest:file-entry manifest:full-path="Pictures/100002010000023C0000023C597FC5D05D33498D.png" manifest:media-type="image/png"/>
  <manifest:file-entry manifest:full-path="Pictures/10000201000002F8000002C8123CA50711EC362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raz3" text:anchor-type="paragraph" svg:x="4.489cm" svg:y="1.563cm" svg:width="3.39cm" svg:height="3.39cm" draw:z-index="0"><draw:image xlink:href="Pictures/10000201000007D0000007D0374DB5A4DF45EDEC.png" xlink:type="simple" xlink:show="embed" xlink:actuate="onLoad"/></draw:frame><draw:frame draw:style-name="fr1" draw:name="Obraz4" text:anchor-type="paragraph" svg:x="4.489cm" svg:y="4.951cm" svg:width="3.39cm" svg:height="3.39cm" draw:z-index="1"><draw:image xlink:href="Pictures/10000201000007D0000007D080F2F1F796C82C7C.png" xlink:type="simple" xlink:show="embed" xlink:actuate="onLoad"/></draw:frame><draw:frame draw:style-name="fr1" draw:name="Obraz1" text:anchor-type="paragraph" svg:x="11.266cm" svg:y="1.563cm" svg:width="3.39cm" svg:height="3.39cm" draw:z-index="2"><draw:image xlink:href="Pictures/10000201000007D0000007D0C204BF04374269F2.png" xlink:type="simple" xlink:show="embed" xlink:actuate="onLoad"/></draw:frame><draw:frame draw:style-name="fr1" draw:name="Obraz2" text:anchor-type="paragraph" svg:x="7.878cm" svg:y="1.563cm" svg:width="3.39cm" svg:height="3.39cm" draw:z-index="3"><draw:image xlink:href="Pictures/100002010000020000000200DD6D7F472812BBB3.png" xlink:type="simple" xlink:show="embed" xlink:actuate="onLoad"/></draw:frame><draw:frame draw:style-name="fr1" draw:name="Obraz5" text:anchor-type="paragraph" svg:x="1.101cm" svg:y="1.563cm" svg:width="3.39cm" svg:height="3.39cm" draw:z-index="4"><draw:image xlink:href="Pictures/10000201000000EB000000EB5BEDDAFC27141284.png" xlink:type="simple" xlink:show="embed" xlink:actuate="onLoad"/></draw:frame><draw:frame draw:style-name="fr1" draw:name="Obraz6" text:anchor-type="paragraph" svg:x="1.101cm" svg:y="4.951cm" svg:width="3.39cm" svg:height="3.39cm" draw:z-index="5"><draw:image xlink:href="Pictures/10000201000000EB000000EBA8C83A1B06CB7EDF.png" xlink:type="simple" xlink:show="embed" xlink:actuate="onLoad"/></draw:frame><draw:frame draw:style-name="fr1" draw:name="Obraz7" text:anchor-type="paragraph" svg:x="7.878cm" svg:y="4.951cm" svg:width="3.39cm" svg:height="3.39cm" draw:z-index="6"><draw:image xlink:href="Pictures/1000020100000200000002006FCBE1C50DB93562.png" xlink:type="simple" xlink:show="embed" xlink:actuate="onLoad"/></draw:frame><draw:frame draw:style-name="fr1" draw:name="Obraz8" text:anchor-type="paragraph" svg:x="11.266cm" svg:y="4.951cm" svg:width="3.39cm" svg:height="3.39cm" draw:z-index="7"><draw:image xlink:href="Pictures/10000201000007D0000007D092989F87A45751DF.png" xlink:type="simple" xlink:show="embed" xlink:actuate="onLoad"/></draw:frame><draw:frame draw:style-name="fr1" draw:name="Obraz9" text:anchor-type="paragraph" svg:x="1.101cm" svg:y="8.34cm" svg:width="3.39cm" svg:height="3.39cm" draw:z-index="8"><draw:image xlink:href="Pictures/10000201000000C8000000C83BF818961BFAB195.png" xlink:type="simple" xlink:show="embed" xlink:actuate="onLoad"/></draw:frame><draw:frame draw:style-name="fr1" draw:name="Obraz10" text:anchor-type="paragraph" svg:x="4.489cm" svg:y="8.34cm" svg:width="3.39cm" svg:height="3.39cm" draw:z-index="9"><draw:image xlink:href="Pictures/100002010000025800000258FECE25B8C76C4E92.png" xlink:type="simple" xlink:show="embed" xlink:actuate="onLoad"/></draw:frame><draw:frame draw:style-name="fr1" draw:name="Obraz11" text:anchor-type="paragraph" svg:x="7.878cm" svg:y="8.34cm" svg:width="3.39cm" svg:height="3.39cm" draw:z-index="10"><draw:image xlink:href="Pictures/100002010000023C0000023C285D1B11D0B55BF5.png" xlink:type="simple" xlink:show="embed" xlink:actuate="onLoad"/></draw:frame><draw:frame draw:style-name="fr1" draw:name="Obraz12" text:anchor-type="paragraph" svg:x="11.266cm" svg:y="8.34cm" svg:width="3.39cm" svg:height="3.39cm" draw:z-index="11"><draw:image xlink:href="Pictures/10000201000002F8000002C863205118E61A1C81.png" xlink:type="simple" xlink:show="embed" xlink:actuate="onLoad"/></draw:frame><draw:frame draw:style-name="fr1" draw:name="Obraz13" text:anchor-type="paragraph" svg:x="1.101cm" svg:y="11.728cm" svg:width="3.39cm" svg:height="3.39cm" draw:z-index="12"><draw:image xlink:href="Pictures/10000201000000C8000000C8D718CDA09BB4FF16.png" xlink:type="simple" xlink:show="embed" xlink:actuate="onLoad"/></draw:frame><draw:frame draw:style-name="fr1" draw:name="Obraz14" text:anchor-type="paragraph" svg:x="4.489cm" svg:y="11.728cm" svg:width="3.39cm" svg:height="3.39cm" draw:z-index="13"><draw:image xlink:href="Pictures/1000020100000258000002588B97E079CAB2EFAA.png" xlink:type="simple" xlink:show="embed" xlink:actuate="onLoad"/></draw:frame><draw:frame draw:style-name="fr1" draw:name="Obraz15" text:anchor-type="paragraph" svg:x="7.878cm" svg:y="11.728cm" svg:width="3.39cm" svg:height="3.39cm" draw:z-index="14"><draw:image xlink:href="Pictures/100002010000023C0000023C597FC5D05D33498D.png" xlink:type="simple" xlink:show="embed" xlink:actuate="onLoad"/></draw:frame><draw:frame draw:style-name="fr1" draw:name="Obraz16" text:anchor-type="paragraph" svg:x="11.266cm" svg:y="11.728cm" svg:width="3.39cm" svg:height="3.39cm" draw:z-index="15"><draw:image xlink:href="Pictures/10000201000002F8000002C8123CA50711EC362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1T17:23:05.893000000</dc:date>
    <meta:editing-duration>PT17M23S</meta:editing-duration>
    <meta:editing-cycles>4</meta:editing-cycles>
    <meta:generator>LibreOffice/5.3.1.2$Windows_X86_64 LibreOffice_project/e80a0e0fd1875e1696614d24c32df0f95f03deb2</meta:generator>
    <meta:document-statistic meta:table-count="0" meta:image-count="16" meta:object-count="0" meta:page-count="1" meta:paragraph-count="0" meta:word-count="0" meta:character-count="0" meta:non-whitespace-character-count="0"/>
  </office:meta>
</office:document-meta>
</file>